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apple-system" fo:font-size="9.75pt" fo:letter-spacing="normal" fo:font-style="normal" fo:font-weight="normal" officeooo:rsid="0009ada2" officeooo:paragraph-rsid="000cf4fb"/>
    </style:style>
    <style:style style:name="P2" style:family="paragraph" style:parent-style-name="Standard">
      <style:text-properties fo:font-variant="normal" fo:text-transform="none" fo:color="#000000" style:font-name="apple-system" fo:font-size="9.75pt" fo:letter-spacing="normal" fo:font-style="normal" fo:font-weight="normal" officeooo:rsid="00102e47" officeooo:paragraph-rsid="000cf4fb"/>
    </style:style>
    <style:style style:name="P3" style:family="paragraph" style:parent-style-name="Standard">
      <style:text-properties fo:font-variant="normal" fo:text-transform="none" fo:color="#000000" style:font-name="apple-system" fo:font-size="9.75pt" fo:letter-spacing="normal" fo:font-style="normal" fo:font-weight="normal" officeooo:rsid="000cf4fb" officeooo:paragraph-rsid="000cf4fb"/>
    </style:style>
    <style:style style:name="P4" style:family="paragraph" style:parent-style-name="Standard">
      <style:text-properties fo:font-variant="normal" fo:text-transform="none" fo:color="#000000" style:font-name="apple-system" fo:font-size="9.75pt" fo:letter-spacing="normal" fo:font-style="normal" fo:font-weight="normal" officeooo:rsid="000cf4fb" officeooo:paragraph-rsid="000dd98e"/>
    </style:style>
    <style:style style:name="T1" style:family="text">
      <style:text-properties officeooo:rsid="00102e47"/>
    </style:style>
    <style:style style:name="T2" style:family="text">
      <style:text-properties officeooo:rsid="000e78b6"/>
    </style:style>
    <style:style style:name="T3" style:family="text">
      <style:text-properties officeooo:rsid="000cf4fb"/>
    </style:style>
    <style:style style:name="T4" style:family="text">
      <style:text-properties officeooo:rsid="000dd9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text:span text:style-name="T3">ораторные работы по курсу программирование на ЯВУ 3 семестр</text:span>:</text:p>
      <text:p text:style-name="P1">1 реализовать шаблонны класс стек на основе указателей (динамическое выделение памяти под массивы) </text:p>
      <text:p text:style-name="P1"><text:tab/><text:span text:style-name="T2">a) конструктор, деструктор</text:span></text:p>
      <text:p text:style-name="P1"><text:tab/><text:span text:style-name="T1">b) метод push и pop</text:span></text:p>
      <text:p text:style-name="P2"><text:tab/>c) перенаправление вывода &lt;&lt;</text:p>
      <text:p text:style-name="P2"><text:tab/>d) обработка исключений (блок try catch в main)</text:p>
      <text:p text:style-name="P1"><text:tab/><text:span text:style-name="T1">e) метод isEmpty</text:span></text:p>
      <text:p text:style-name="P1">2 реализовать шаблонный класс очередь как связный список</text:p>
      <text:p text:style-name="P1"><text:tab/><text:span text:style-name="T2">a) конструктор, деструктор</text:span></text:p>
      <text:p text:style-name="P1"><text:tab/><text:span text:style-name="T1">b) метод push и pop</text:span></text:p>
      <text:p text:style-name="P2"><text:tab/>c) перенаправление вывода</text:p>
      <text:p text:style-name="P2"><text:tab/>d) обработка исключений (блок try catch в main)</text:p>
      <text:p text:style-name="P1"><text:tab/><text:span text:style-name="T1">e) метод isEmpty</text:span></text:p>
      <text:p text:style-name="P1">3 реализовать шаблонный клас двоичное дерево.</text:p>
      <text:p text:style-name="P1"><text:tab/><text:span text:style-name="T2">a) конструктор, деструктор</text:span></text:p>
      <text:p text:style-name="P1"><text:tab/><text:span text:style-name="T1">b) различные обходы ЛКП и так далее</text:span></text:p>
      <text:p text:style-name="P2"><text:tab/>c) добавление нового элемента (Add)</text:p>
      <text:p text:style-name="P2"><text:tab/>d) найти элемент</text:p>
      <text:p text:style-name="P1"><text:tab/><text:span text:style-name="T1">e) вернуть поддерево</text:span></text:p>
      <text:p text:style-name="P1"><text:tab/><text:span text:style-name="T1">f) распечатать (перенаправление вывода &lt;&lt;)</text:span></text:p>
      <text:p text:style-name="P1"><text:tab/><text:span text:style-name="T1">g) удалить элемент и очистить дерево</text:span></text:p>
      <text:p text:style-name="P1">4 реализовать шаблонный класс таблица (аналг std::map)</text:p>
      <text:p text:style-name="P1"><text:tab/><text:span text:style-name="T2">a) конструктор, деструктор</text:span></text:p>
      <text:p text:style-name="P1"><text:tab/><text:span text:style-name="T1">b) найти</text:span></text:p>
      <text:p text:style-name="P2"><text:tab/>c) добавить</text:p>
      <text:p text:style-name="P1"><text:span text:style-name="T1"><text:tab/>d) toJSON</text:span></text:p>
      <text:p text:style-name="P3"><text:tab/>e) метод value(key,defvalue)</text:p>
      <text:p text:style-name="P3"><text:tab/>f) метод keys() возвращает список всех ключей</text:p>
      <text:p text:style-name="P3"><text:tab/>g) удалить и очистить</text:p>
      <text:p text:style-name="P3"><text:tab/><text:span text:style-name="T4">h) size</text:span></text:p>
      <text:p text:style-name="P3"><text:span text:style-name="T4"><text:tab/>i) переопределить []</text:span></text:p>
      <text:p text:style-name="P4"><text:tab/><text:span text:style-name="T4">j) добавить исключения</text:span></text:p>
      <text:p text:style-name="P3">5 реализовать итератор для дерева двоичного поис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08:20:58.618721353</meta:creation-date>
    <dc:date>2019-11-02T08:36:49.785114844</dc:date>
    <meta:editing-duration>PT5M1S</meta:editing-duration>
    <meta:editing-cycles>1</meta:editing-cycles>
    <meta:document-statistic meta:table-count="0" meta:image-count="0" meta:object-count="0" meta:page-count="1" meta:paragraph-count="33" meta:word-count="158" meta:character-count="1070" meta:non-whitespace-character-count="917"/>
    <meta:generator>LibreOffice/6.1.5.2$Linux_X86_64 LibreOffice_project/10$Build-2</meta:generator>
  </office:meta>
</office:document-meta>
</file>